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vertical-align="middle"/>
    </style:style>
    <style:style style:name="gr4" style:family="graphic" style:parent-style-name="standard">
      <style:graphic-properties draw:stroke="dash" draw:stroke-dash="Fine_20_Dashed" svg:stroke-color="#000000" draw:fill="solid" draw:fill-color="#ffffff" draw:textarea-vertical-align="middl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_20__28_var_29_" svg:stroke-width="0.1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2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style:text-position="-33% 58%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4" draw:id="id4" draw:layer="layout" svg:width="4.3cm" svg:height="1.6cm" svg:x="4.9cm" svg:y="0.504cm">
          <text:p text:style-name="P1">Analyse</text:p>
          <text:p text:style-name="P1">Feature 1</text:p>
        </draw:rect>
        <draw:rect draw:style-name="gr1" draw:text-style-name="P1" xml:id="id1" draw:id="id1" draw:layer="layout" svg:width="4.3cm" svg:height="1.6cm" svg:x="15.7cm" svg:y="3.704cm">
          <text:p text:style-name="P1">Thresholding</text:p>
        </draw:rect>
        <draw:connector draw:style-name="gr2" draw:text-style-name="P1" draw:layer="layout" svg:x1="20cm" svg:y1="4.504cm" svg:x2="21.7cm" svg:y2="4.504cm" draw:start-shape="id1" draw:start-glue-point="1" draw:end-shape="id2" svg:d="M20000 4504h1700">
          <text:p/>
        </draw:connector>
        <draw:rect draw:style-name="gr3" draw:text-style-name="P1" xml:id="id3" draw:id="id3" draw:layer="layout" svg:width="2.1cm" svg:height="1.6cm" svg:x="0.5cm" svg:y="0.504cm">
          <text:p text:style-name="P1">Input</text:p>
          <text:p text:style-name="P1">signal</text:p>
        </draw:rect>
        <draw:connector draw:style-name="gr2" draw:text-style-name="P1" draw:layer="layout" svg:x1="2.6cm" svg:y1="1.304cm" svg:x2="4.9cm" svg:y2="1.304cm" draw:start-shape="id3" draw:start-glue-point="1" draw:end-shape="id4" draw:end-glue-point="3" svg:d="M2600 1304h2300">
          <text:p/>
        </draw:connector>
        <draw:rect draw:style-name="gr3" draw:text-style-name="P1" xml:id="id2" draw:id="id2" draw:layer="layout" svg:width="2.1cm" svg:height="1.6cm" svg:x="21.7cm" svg:y="3.704cm">
          <text:p text:style-name="P1">VAD</text:p>
          <text:p text:style-name="P1">decision</text:p>
        </draw:rect>
        <draw:rect draw:style-name="gr1" draw:text-style-name="P1" xml:id="id5" draw:id="id5" draw:layer="layout" svg:width="4.3cm" svg:height="1.6cm" svg:x="4.9cm" svg:y="2.8cm">
          <text:p text:style-name="P1">Analyse</text:p>
          <text:p text:style-name="P1">Feature 2</text:p>
        </draw:rect>
        <draw:rect draw:style-name="gr1" draw:text-style-name="P1" xml:id="id6" draw:id="id6" draw:layer="layout" svg:width="4.3cm" svg:height="1.6cm" svg:x="4.9cm" svg:y="7.2cm">
          <text:p text:style-name="P1">Analyse</text:p>
          <text:p text:style-name="P1">Feature n</text:p>
        </draw:rect>
        <draw:rect draw:style-name="gr4" draw:text-style-name="P1" xml:id="id7" draw:id="id7" draw:layer="layout" svg:width="4.3cm" svg:height="1.6cm" svg:x="4.9cm" svg:y="5cm">
          <text:p/>
        </draw:rect>
        <draw:connector draw:style-name="gr5" draw:text-style-name="P1" draw:layer="layout" svg:x1="2.6cm" svg:y1="1.304cm" svg:x2="4.9cm" svg:y2="3.6cm" draw:start-shape="id3" draw:start-glue-point="1" draw:end-shape="id5" draw:end-glue-point="3" svg:d="M2600 1304h1150v2296h1150">
          <text:p/>
        </draw:connector>
        <draw:connector draw:style-name="gr5" draw:text-style-name="P1" draw:layer="layout" svg:x1="2.6cm" svg:y1="1.304cm" svg:x2="4.9cm" svg:y2="8cm" draw:start-shape="id3" draw:start-glue-point="1" draw:end-shape="id6" svg:d="M2600 1304h1150v6696h1150">
          <text:p/>
        </draw:connector>
        <draw:connector draw:style-name="gr6" draw:text-style-name="P1" draw:layer="layout" svg:x1="2.6cm" svg:y1="1.304cm" svg:x2="4.9cm" svg:y2="5.8cm" draw:start-shape="id3" draw:start-glue-point="1" draw:end-shape="id7" draw:end-glue-point="3" svg:d="M2600 1304h1150v4496h1150">
          <text:p/>
        </draw:connector>
        <draw:ellipse draw:style-name="gr7" draw:text-style-name="P1" xml:id="id8" draw:id="id8" draw:layer="layout" svg:width="1.7cm" svg:height="1.6cm" svg:x="12.2cm" svg:y="3.7cm">
          <text:p text:style-name="P1"><text:span text:style-name="T1">Ʃ</text:span></text:p>
        </draw:ellipse>
        <draw:connector draw:style-name="gr8" draw:text-style-name="P1" draw:layer="layout" draw:type="line" svg:x1="9.2cm" svg:y1="1.304cm" svg:x2="12.2cm" svg:y2="4.5cm" draw:start-shape="id4" draw:start-glue-point="1" draw:end-shape="id8" draw:end-glue-point="3" svg:d="M9200 1304l3000 3196">
          <text:p text:style-name="P1"><text:s text:c="6"/>w<text:span text:style-name="T2">1</text:span></text:p>
        </draw:connector>
        <draw:connector draw:style-name="gr9" draw:text-style-name="P1" draw:layer="layout" draw:type="line" svg:x1="9.2cm" svg:y1="3.6cm" svg:x2="12.2cm" svg:y2="4.5cm" draw:start-shape="id5" draw:start-glue-point="1" draw:end-shape="id8" draw:end-glue-point="3" svg:d="M9200 3600l3000 900">
          <text:p text:style-name="P1"><text:s text:c="6"/>w<text:span text:style-name="T2">2 <text:s text:c="13"/></text:span></text:p>
          <text:p text:style-name="P1"><text:span text:style-name="T2"/></text:p>
        </draw:connector>
        <draw:connector draw:style-name="gr9" draw:text-style-name="P1" draw:layer="layout" draw:type="line" svg:x1="9.2cm" svg:y1="8cm" svg:x2="12.2cm" svg:y2="4.5cm" draw:start-shape="id6" draw:start-glue-point="1" draw:end-shape="id8" draw:end-glue-point="3" svg:d="M9200 8000l3000-3500">
          <text:p text:style-name="P1"><text:s text:c="9"/>w<text:span text:style-name="T2">n</text:span></text:p>
        </draw:connector>
        <draw:connector draw:style-name="gr10" draw:text-style-name="P1" draw:layer="layout" draw:type="line" svg:x1="9.2cm" svg:y1="5.8cm" svg:x2="12.2cm" svg:y2="4.5cm" draw:start-shape="id7" draw:start-glue-point="1" draw:end-shape="id8" draw:end-glue-point="3" svg:d="M9200 5800l3000-1300">
          <text:p/>
        </draw:connector>
        <draw:connector draw:style-name="gr11" draw:text-style-name="P1" draw:layer="layout" svg:x1="13.9cm" svg:y1="4.5cm" svg:x2="15.7cm" svg:y2="4.504cm" draw:start-shape="id8" draw:start-glue-point="1" draw:end-shape="id1" svg:d="M13900 4500h900v4h900">
          <text:p/>
        </draw:connector>
        <draw:rect draw:style-name="gr1" draw:text-style-name="P1" xml:id="id10" draw:id="id10" draw:layer="layout" svg:width="4.3cm" svg:height="1.6cm" svg:x="4.9cm" svg:y="10.104cm">
          <text:p text:style-name="P1">Analyse</text:p>
          <text:p text:style-name="P1">Feature 1</text:p>
        </draw:rect>
        <draw:rect draw:style-name="gr3" draw:text-style-name="P1" xml:id="id9" draw:id="id9" draw:layer="layout" svg:width="2.1cm" svg:height="1.6cm" svg:x="0.5cm" svg:y="10.104cm">
          <text:p text:style-name="P1">Input</text:p>
          <text:p text:style-name="P1">signal</text:p>
        </draw:rect>
        <draw:connector draw:style-name="gr2" draw:text-style-name="P1" draw:layer="layout" svg:x1="2.6cm" svg:y1="10.904cm" svg:x2="4.9cm" svg:y2="10.904cm" draw:start-shape="id9" draw:start-glue-point="1" draw:end-shape="id10" draw:end-glue-point="3" svg:d="M2600 10904h2300">
          <text:p/>
        </draw:connector>
        <draw:rect draw:style-name="gr3" draw:text-style-name="P1" xml:id="id15" draw:id="id15" draw:layer="layout" svg:width="4cm" svg:height="3.6cm" svg:x="16.7cm" svg:y="12.3cm">
          <text:p text:style-name="P1">Speech</text:p>
          <text:p text:style-name="P1">presence</text:p>
          <text:p text:style-name="P1">probability</text:p>
        </draw:rect>
        <draw:rect draw:style-name="gr1" draw:text-style-name="P1" xml:id="id11" draw:id="id11" draw:layer="layout" svg:width="4.3cm" svg:height="1.6cm" svg:x="4.9cm" svg:y="12.4cm">
          <text:p text:style-name="P1">Analyse</text:p>
          <text:p text:style-name="P1">Feature 2</text:p>
        </draw:rect>
        <draw:rect draw:style-name="gr1" draw:text-style-name="P1" xml:id="id12" draw:id="id12" draw:layer="layout" svg:width="4.3cm" svg:height="1.6cm" svg:x="4.9cm" svg:y="16.8cm">
          <text:p text:style-name="P1">Analyse</text:p>
          <text:p text:style-name="P1">Feature n</text:p>
        </draw:rect>
        <draw:rect draw:style-name="gr4" draw:text-style-name="P1" xml:id="id13" draw:id="id13" draw:layer="layout" svg:width="4.3cm" svg:height="1.6cm" svg:x="4.9cm" svg:y="14.6cm">
          <text:p/>
        </draw:rect>
        <draw:connector draw:style-name="gr5" draw:text-style-name="P1" draw:layer="layout" svg:x1="2.6cm" svg:y1="10.904cm" svg:x2="4.9cm" svg:y2="13.2cm" draw:start-shape="id9" draw:start-glue-point="1" draw:end-shape="id11" draw:end-glue-point="3" svg:d="M2600 10904h1150v2296h1150">
          <text:p/>
        </draw:connector>
        <draw:connector draw:style-name="gr5" draw:text-style-name="P1" draw:layer="layout" svg:x1="2.6cm" svg:y1="10.904cm" svg:x2="4.9cm" svg:y2="17.6cm" draw:start-shape="id9" draw:start-glue-point="1" draw:end-shape="id12" svg:d="M2600 10904h1150v6696h1150">
          <text:p/>
        </draw:connector>
        <draw:connector draw:style-name="gr6" draw:text-style-name="P1" draw:layer="layout" svg:x1="2.6cm" svg:y1="10.904cm" svg:x2="4.9cm" svg:y2="15.4cm" draw:start-shape="id9" draw:start-glue-point="1" draw:end-shape="id13" draw:end-glue-point="3" svg:d="M2600 10904h1150v4496h1150">
          <text:p/>
        </draw:connector>
        <draw:ellipse draw:style-name="gr7" draw:text-style-name="P1" xml:id="id14" draw:id="id14" draw:layer="layout" svg:width="1.7cm" svg:height="1.6cm" svg:x="12.2cm" svg:y="13.3cm">
          <text:p text:style-name="P1"><text:span text:style-name="T1">Ʃ</text:span></text:p>
        </draw:ellipse>
        <draw:connector draw:style-name="gr8" draw:text-style-name="P1" draw:layer="layout" draw:type="line" svg:x1="9.2cm" svg:y1="10.904cm" svg:x2="12.2cm" svg:y2="14.1cm" draw:start-shape="id10" draw:start-glue-point="1" draw:end-shape="id14" draw:end-glue-point="3" svg:d="M9200 10904l3000 3196">
          <text:p text:style-name="P1"><text:s text:c="6"/>w<text:span text:style-name="T2">1</text:span></text:p>
        </draw:connector>
        <draw:connector draw:style-name="gr9" draw:text-style-name="P1" draw:layer="layout" draw:type="line" svg:x1="9.2cm" svg:y1="13.2cm" svg:x2="12.2cm" svg:y2="14.1cm" draw:start-shape="id11" draw:start-glue-point="1" draw:end-shape="id14" draw:end-glue-point="3" svg:d="M9200 13200l3000 900">
          <text:p text:style-name="P1"><text:s text:c="6"/>w<text:span text:style-name="T2">2 <text:s text:c="13"/></text:span></text:p>
          <text:p text:style-name="P1"><text:span text:style-name="T2"/></text:p>
        </draw:connector>
        <draw:connector draw:style-name="gr9" draw:text-style-name="P1" draw:layer="layout" draw:type="line" svg:x1="9.2cm" svg:y1="17.6cm" svg:x2="12.2cm" svg:y2="14.1cm" draw:start-shape="id12" draw:start-glue-point="1" draw:end-shape="id14" draw:end-glue-point="3" svg:d="M9200 17600l3000-3500">
          <text:p text:style-name="P1"><text:s text:c="9"/>w<text:span text:style-name="T2">n</text:span></text:p>
        </draw:connector>
        <draw:connector draw:style-name="gr10" draw:text-style-name="P1" draw:layer="layout" draw:type="line" svg:x1="9.2cm" svg:y1="15.4cm" svg:x2="12.2cm" svg:y2="14.1cm" draw:start-shape="id13" draw:start-glue-point="1" draw:end-shape="id14" draw:end-glue-point="3" svg:d="M9200 15400l3000-1300">
          <text:p/>
        </draw:connector>
        <draw:connector draw:style-name="gr12" draw:text-style-name="P1" draw:layer="layout" svg:x1="13.9cm" svg:y1="14.1cm" svg:x2="16.7cm" svg:y2="14.1cm" draw:start-shape="id14" draw:start-glue-point="1" draw:end-shape="id15" draw:end-glue-point="3" svg:d="M13900 14100h2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4.3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Bäckström</meta:initial-creator>
    <meta:creation-date>2015-09-02T11:18:42.61</meta:creation-date>
    <dc:date>2015-09-09T14:13:34.22</dc:date>
    <dc:creator>Tom Bäckström</dc:creator>
    <meta:editing-duration>PT25M31S</meta:editing-duration>
    <meta:editing-cycles>5</meta:editing-cycles>
    <meta:generator>OpenOffice/4.1.1$Win32 OpenOffice.org_project/411m6$Build-9775</meta:generator>
    <meta:document-statistic meta:object-count="34"/>
  </office:meta>
</office:document-meta>
</file>